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MyPrivateStorage/Layout"/>
  <manifest:file-entry manifest:media-type="vnd.MyVendor.MyProject.StorageType" manifest:full-path="MyPrivateStorage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AU" style:language-asian="zxx" style:country-asian="none" style:language-complex="zxx" style:country-complex="none"/>
    </style:style>
    <style:style style:name="P2" style:family="paragraph" style:parent-style-name="Standard">
      <style:text-properties fo:language="en" fo:country="AU" style:language-asian="zxx" style:country-asian="none" style:language-complex="zxx" style:country-complex="none"/>
    </style:style>
    <style:style style:name="P3" style:family="paragraph" style:parent-style-name="Standard">
      <style:text-properties fo:language="en" fo:country="AU" style:text-underline-style="solid" style:text-underline-width="auto" style:text-underline-color="font-color" style:language-asian="zxx" style:country-asian="none" style:language-complex="zxx" style:country-complex="none"/>
    </style:style>
    <style:style style:name="P4" style:family="paragraph" style:parent-style-name="Standard">
      <style:text-properties fo:language="en" fo:country="AU" style:text-underline-style="none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esday <text:tab/>- Map generation, player weapons</text:p>
      <text:p text:style-name="P1">Wednesday - Enemies, turn simulation showing trails and stuff</text:p>
      <text:p text:style-name="P1">Thursday <text:tab/>- History changes, descriptions of stuff</text:p>
      <text:p text:style-name="P1">Friday <text:tab/>- Make weapons and enemies, lots of content</text:p>
      <text:p text:style-name="P1">Saturday <text:tab/>-</text:p>
      <text:p text:style-name="P1">Sunday <text:tab/>-</text:p>
      <text:p text:style-name="P1"/>
      <text:p text:style-name="P1"/>
      <text:p text:style-name="P3">Friday</text:p>
      <text:p text:style-name="P4">Level end and transition</text:p>
      <text:p text:style-name="P4">Outlines</text:p>
      <text:p text:style-name="P4"/>
      <text:p text:style-name="P3">Saturday</text:p>
      <text:p text:style-name="P4">Make all the enemies and weapons, write all the flavour text.</text:p>
      <text:p text:style-name="P4">Particles</text:p>
      <text:p text:style-name="P4">Space parallax effect</text:p>
      <text:p text:style-name="P4"/>
      <text:p text:style-name="P3">Sunday</text:p>
      <text:p text:style-name="P4">Sound system</text:p>
      <text:p text:style-name="P4">Play test</text:p>
      <text:p text:style-name="P4">Bug Fi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09T20:52:26.90</meta:creation-date>
    <dc:date>2021-03-12T21:05:45.82</dc:date>
    <meta:editing-duration>PT18H18M58S</meta:editing-duration>
    <meta:editing-cycles>242</meta:editing-cycles>
    <meta:generator>OpenOffice/4.1.7$Win32 OpenOffice.org_project/417m1$Build-9800</meta:generator>
    <meta:document-statistic meta:table-count="0" meta:image-count="0" meta:object-count="0" meta:page-count="1" meta:paragraph-count="17" meta:word-count="64" meta:character-count="394"/>
  </office:meta>
</office:document-meta>
</file>